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185E1FD557574233FD4.png" manifest:media-type="image/png"/>
  <manifest:file-entry manifest:full-path="Pictures/10000000000001B0000000B65B35944794E4341B.png" manifest:media-type="image/png"/>
  <manifest:file-entry manifest:full-path="Pictures/100000000000024F0000005908E27E9C6295C1EF.png" manifest:media-type="image/png"/>
  <manifest:file-entry manifest:full-path="Pictures/100000000000034B0000004D3872792984A41B1C.png" manifest:media-type="image/png"/>
  <manifest:file-entry manifest:full-path="Pictures/10000000000001DC000000ABF1D74E4539BB4EAF.png" manifest:media-type="image/png"/>
  <manifest:file-entry manifest:full-path="Pictures/100000000000034A00000040DB5BA7187B86C475.png" manifest:media-type="image/png"/>
  <manifest:file-entry manifest:full-path="Pictures/1000000000000282000000F40C1F62537B20B1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CENARIO 1</text:p>
      <text:p text:style-name="Standard"><draw:frame draw:style-name="fr1" draw:name="Imagen3" text:anchor-type="paragraph" svg:x="0.418cm" svg:y="0.074cm" svg:width="15.637cm" svg:height="2.355cm" draw:z-index="2"><draw:image xlink:href="Pictures/100000000000024F0000005908E27E9C6295C1EF.png" xlink:type="simple" xlink:show="embed" xlink:actuate="onLoad"/></draw:frame></text:p>
      <text:p text:style-name="Standard"><draw:frame draw:style-name="fr1" draw:name="Imagen4" text:anchor-type="paragraph" svg:x="2.15cm" svg:y="0.252cm" svg:width="11.43cm" svg:height="4.815cm" draw:z-index="3"><draw:image xlink:href="Pictures/10000000000001B0000000B65B35944794E434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x="-0.212cm" svg:y="4.262cm" svg:width="17cm" svg:height="2.083cm" draw:z-index="0"><draw:image xlink:href="Pictures/100000000000034A00000040DB5BA7187B86C475.png" xlink:type="simple" xlink:show="embed" xlink:actuate="onLoad"/></draw:frame><draw:frame draw:style-name="fr1" draw:name="Imagen2" text:anchor-type="paragraph" svg:x="-0.159cm" svg:y="1.535cm" svg:width="17cm" svg:height="2.104cm" draw:z-index="1"><draw:image xlink:href="Pictures/100000000000034B0000004D3872792984A41B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paragraph" svg:width="12.594cm" svg:height="4.524cm" draw:z-index="4"><draw:image xlink:href="Pictures/10000000000001DC000000ABF1D74E4539BB4E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paragraph" svg:x="1.304cm" svg:y="0.452cm" svg:width="14.183cm" svg:height="5.39cm" draw:z-index="5"><draw:image xlink:href="Pictures/1000000000000282000000F40C1F62537B20B179.png" xlink:type="simple" xlink:show="embed" xlink:actuate="onLoad"/></draw:frame></text:p>
      <text:p text:style-name="Standard"><draw:frame draw:style-name="fr2" draw:name="Imagen7" text:anchor-type="paragraph" svg:width="15.452cm" svg:height="10.292cm" draw:z-index="6"><draw:image xlink:href="Pictures/100000000000024800000185E1FD557574233FD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34:38.160144863</meta:creation-date>
    <dc:date>2021-09-28T12:40:04.474807963</dc:date>
    <meta:editing-duration>PT5M30S</meta:editing-duration>
    <meta:editing-cycles>2</meta:editing-cycles>
    <meta:document-statistic meta:table-count="0" meta:image-count="7" meta:object-count="0" meta:page-count="2" meta:paragraph-count="1" meta:word-count="2" meta:character-count="11" meta:non-whitespace-character-count="10"/>
    <meta:generator>LibreOffice/6.0.7.3$Linux_X86_64 LibreOffice_project/00m0$Build-3</meta:generator>
  </office:meta>
</office:document-meta>
</file>